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7"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lt;Добавить эпизод подбора снаряги перед опасным заданием&gt;</text:p>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28-е мая <text:span text:style-name="T1">— Эксперимент со сплетёнными сознаниями.</text:span></text:p>
      <text:p text:style-name="P81">30-е мая — встреча с Индиго. Прогулка с Селестией по парку. Муравьи под накрупником</text:p>
      <text:p text:style-name="P81">31-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940185148869251395" text:style-name="L1">
        <text:list-item>
          <text:p text:style-name="P150">Книги:</text:p>
        </text:list-item>
      </text:list>
      <text:list xml:id="list2817175757680395324"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8">Природа Проклятий</text:span>» - обмен</text:p>
        </text:list-item>
        <text:list-item>
          <text:p text:style-name="P151"><text:span text:style-name="T68">«Магия для Чайников»</text:span> - обмен</text:p>
        </text:list-item>
        <text:list-item>
          <text:p text:style-name="P151"><text:span text:style-name="T68">«Энциклопедия Арканум»</text:span> - обмен</text:p>
        </text:list-item>
        <text:list-item>
          <text:p text:style-name="P151">«О Гейсах» - обмен</text:p>
        </text:list-item>
        <text:list-item>
          <text:p text:style-name="P151">«<text:span text:style-name="T6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630970026598363566"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8">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8"><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9">Ага, уже теплее.</text:p>
      <text:p text:style-name="P39"/>
      <text:p text:style-name="P76"><text:span text:style-name="T8">– Нэш</text:span><text:span text:style-name="T70">,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99">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4">…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7497933576961674313"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53"><text:span text:style-name="T93">О-О-О-О-О, НЕ-Е-Е-Е-Е-Т!!!</text:span></text:p>
      <text:p text:style-name="P53"><text:span text:style-name="T93">Мой взгляд был прикован к дверце с изображением Луны, а душу леденил ужас осознания.</text:span></text:p>
      <text:p text:style-name="P53"><text:span text:style-name="T93">Анон, если ты станешь виновником смерти миллионов невинных пони, тебе лучше удавиться прямо сейчас!</text:span></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47"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какие-то мелкие грызуны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text:span><text:span text:style-name="T12">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43"/>
      <text:p text:style-name="P43"/>
      <text:p text:style-name="P53"/>
      <text:p text:style-name="P53">(Сел лечит его, Анон начинает испытывать сексуальный голод — и когда он идёт позади Сел, он начинает представлять... )</text:p>
      <text:p text:style-name="P43">&lt;<text:span text:style-name="T1">Селестия ведёт Анона к полянке, где их уже ждёт Луна — чтобы преподать ему урок снопроходчества</text:span>&gt;</text:p>
      <text:p text:style-name="P53"/>
      <text:p text:style-name="P53">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53">Анон смущаясь — секс — и тут же вообразил себе картину секса с Селестией. Это было... забавно и... к чёрту такие мысли!</text:p>
      <text:p text:style-name="P43"/>
      <text:p text:style-name="P43">&lt;<text:span text:style-name="T1">цель вставки — </text:span></text:p>
      <text:p text:style-name="P53">б) Сел излечивает Анона от наркомании</text:p>
      <text:p text:style-name="P53">в) Анон <text:s/>чувствует влечение к Сел</text:p>
      <text:p text:style-name="P53">д) Сел пытается узнать у Анона, что он хочет (спрашивает про желание снопроходчества)</text:p>
      <text:p text:style-name="P53">е) Сел объясняет похабную надпись на обратной стороне Луны</text:p>
      <text:p text:style-name="P53">а) встреча Анона с Агамемноном, обучение того матюкам</text:p>
      <text:p text:style-name="P43">&gt;</text:p>
      <text:p text:style-name="P43"/>
      <text:p text:style-name="P35"><text:span text:style-name="T33">&lt;</text:span><text:span text:style-name="T1">Анон не успел увидеть подробности</text:span><text:span text:style-name="T33">&gt;</text:span></text:p>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text:soft-page-break/>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3">&lt;<text:span text:style-name="T25">Селестия объясняет Анону происхождение надписина обратной стороне Луны — шалости Луны во время заточения</text:span>&gt;</text:p>
      <text:p text:style-name="P53"/>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text:soft-page-break/>–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46" text:outline-level="2">6. Стыд</text:h>
      <text:p text:style-name="P53">&lt;<text:span text:style-name="T89">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text:soft-page-break/>–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text:soft-page-break/>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text:soft-page-break/>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oft-page-break/><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text:soft-page-break/>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text:span><text:soft-page-break/><text:span text:style-name="T35">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text:span><text:soft-page-break/><text:span text:style-name="T12">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2">–</text:span> А водку у вас принято пить?</text:p>
      <text:p text:style-name="P41"><text:soft-page-break/><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text:soft-page-break/>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text:span><text:soft-page-break/><text:span text:style-name="T12">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5">&lt;</text:span><text:span text:style-name="T67">Mark Knopfler - </text:span><text:span text:style-name="T66">Hill Farmer's Blues</text:span><text:span text:style-name="T45">&gt;</text:span></text:p>
      <text:p text:style-name="P45">***</text:p>
      <text:p text:style-name="P43"><text:soft-page-break/></text:p>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text:soft-page-break/>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6">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4">&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text:soft-page-break/>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0">&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9">d.notive — Talking Flight</text:span>&gt;</text:p>
      <text:p text:style-name="P63"><text:soft-page-break/>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text:soft-page-break/></text:p>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text:span><text:span text:style-name="T35">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text:soft-page-break/></text:p>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text:soft-page-break/>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oft-page-break/><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70">эт правда?</text:span></text:p>
      <text:p text:style-name="P53"><text:span text:style-name="T16">– </text:span><text:span text:style-name="T70">Какая из? Их много, вообще-то. Ик!</text:span></text:p>
      <text:p text:style-name="P53"><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3"><text:span text:style-name="T16">– </text:span><text:span text:style-name="T70">Пока не умру?</text:span></text:p>
      <text:p text:style-name="P53"><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oft-page-break/><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oft-page-break/><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1">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6">ZZ Top – Gimme all your lovin</text:p>
      <text:p text:style-name="P86">Mothley Crue – Kick Start My Heart</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oft-page-break/><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soft-page-break/>…</text:p>
      <text:p text:style-name="P56">Я валялся на насыпи и трясся как в лихорадке. От пережитого шока меня тошнило. Ёбаная Селестия!</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oft-page-break/><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oft-page-break/><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oft-page-break/><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oft-page-break/><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text:soft-page-break/>Трикси молча левитировала мне газеты с трюмо.</text:p>
      <text:p text:style-name="P56">…</text:p>
      <text:p text:style-name="P56">Фак! Фак-фак-фак!!!</text:p>
      <text:p text:style-name="P56">«<text:span text:style-name="T31">Исчезновение дневной главы диархии: Эквестрия в панике!</text:span>» (статья двухдневной давности).</text:p>
      <text:p text:style-name="P56">«<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6">«<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6">&lt;<text:span text:style-name="T74">David Bowie - Lets Dance/ Ashes To Ashes</text:span></text:p>
      <text:p text:style-name="P46"><text:span text:style-name="T74">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pan text:style-name="T75">125 поней</text:span><text:span text:style-name="T31">.</text:span></text:p>
      <text:p text:style-name="P56"><text:span text:style-name="T31">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text:soft-page-break/>–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text:soft-page-break/>–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5">37 пни</text:span></text:p>
      <text:p text:style-name="P73">24пн</text:p>
      <text:p text:style-name="P73">15</text:p>
      <text:p text:style-name="P56"><text:span text:style-name="T31">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oft-page-break/><text:span text:style-name="T75">125 поней</text:span><text:span text:style-name="T31">.</text:span></text:p>
      <text:p text:style-name="P56"><text:span text:style-name="T31">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1">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0">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text:soft-page-break/>Я поднял кусок газеты, прибитый ветром к ограждению и быстро пробежался по заголовкам.</text:p>
      <text:p text:style-name="P56">«<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text:soft-page-break/>–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text:soft-page-break/>–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soft-page-break/>…</text:p>
      <text:p text:style-name="P56"/>
      <text:p text:style-name="P56">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2">–</text:span> Дискордовы яйца! Ты сидел в тюрьме? За что тебя посадили?</text:p>
      <text:p text:style-name="P56"><text:soft-page-break/><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soft-page-break/>…</text:p>
      <text:p text:style-name="P47">&lt;<text:bookmark text:name="eow-title"/><text:span text:style-name="T66">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6">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text:soft-page-break/>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0">Mothley Crue – Cickstart my heart</text:span>&gt;</text:p>
      <text:p text:style-name="P58">«<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6">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text:soft-page-break/>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0">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oft-page-break/><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2">– </text:span>Как тебя зовут, малышка? Я постараюсь найти тебя. Может быть, ещё не поздно.</text:p>
      <text:p text:style-name="P58"><text:soft-page-break/>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pan text:style-name="T12">– </text:span>Сахарок, с тобой всё в порядке?</text:p>
      <text:p text:style-name="P58"><text:soft-page-break/>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8"><text:span text:style-name="T12">– </text:span>Бедный котик. <text:span text:style-name="T12">– </text:span>прошептала Флаттершай.</text:p>
      <text:p text:style-name="P58"><text:soft-page-break/>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oft-page-break/><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2">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2">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5">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text:soft-page-break/>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text:soft-page-break/></text:p>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1">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text:soft-page-break/>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text:soft-page-break/>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8">Там лишь тающая в темноте радуга.</text:p>
      <text:p text:style-name="P53"/>
      <text:h text:style-name="Heading_20_2" text:outline-level="2">21. <text:span text:style-name="T1">Терра</text:span></text:h>
      <text:h text:style-name="P149" text:outline-level="3">Воскресение</text:h>
      <text:p text:style-name="P53">&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1"><text:span text:style-name="T1">Дискорд, однако, услышал.</text:span></text:p>
      <text:p text:style-name="P1"><text:span text:style-name="T1">– Ты о чём? – удивлённо уставился на меня драконикус. – Ватка никогда не умела лечить. И сейчас не умеет — иначе я бы знал. Этот вид магии мало кому подвластен.</text:span></text:p>
      <text:p text:style-name="P1"><text:span text:style-name="T1">– Она исцелила меня в Кантерлоте с помощью заместительной терапии! – встал я на защиту Сел.</text:span></text:p>
      <text:p text:style-name="P1"><text:span text:style-name="T1">– Что-о-о??? – заревел Дискорд. Некоторое время он сверлил меня глазами, а затем повалился на диван и заржал, задрыгав ногами.</text:span></text:p>
      <text:p text:style-name="P1"><text:span text:style-name="T1">– А-ха-ха-ха-ха-ха!!! Бу-га-га-га-га-га! Заместительной, говоришь… Мва-ха-ха-ха-ха! Узнаю душку Сел! Это в её стиле!</text:span></text:p>
      <text:p text:style-name="P1"><text:span text:style-name="T1">– Прекрати ржать! – грубо прервал я драконикуса.</text:span></text:p>
      <text:p text:style-name="P1"><text:span text:style-name="T1">– Не сердись</text:span><text:span text:style-name="T12">,</text:span><text:span text:style-name="T1"> </text:span><text:span text:style-name="T57">Jack of Hearts! </text:span><text:span text:style-name="T1">Давно так не веселился. – вытер слёзы смеха Дискорд. –</text:span><text:span text:style-name="T57">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1"><text:span text:style-name="T1">Драконикус отпил из стаканчика.</text:span></text:p>
      <text:p text:style-name="P1"><text:soft-page-break/>–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text:soft-page-break/>Понедельник</text:h>
      <text:p text:style-name="P58">&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2.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Флаттершай слабо улыбнулась.</text:p>
      <text:p text:style-name="P113"><text:soft-page-break/>–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text:soft-page-break/>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text:soft-page-break/></text:p>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4"/>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text:soft-page-break/>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text:soft-page-break/>–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 Ах, это ты, Анон. Какое счастье! Ты снова с нами!</text:p>
      <text:p text:style-name="P113"><text:soft-page-break/>–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oft-page-break/><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text:soft-page-break/></text:p>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3"/>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text:soft-page-break/>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text:soft-page-break/></text:p>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text:soft-page-break/>–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oft-page-break/><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text:soft-page-break/>–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text:soft-page-break/>–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lt;<text:span text:style-name="T88">Roger Waters — What God Wants</text:span>&gt;</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сияющем ореоле гривы. Потом она сделала шаг навстречу.</text:p>
      <text:p text:style-name="P109"><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oft-page-break/><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8"/>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7T00:13:50.39</dc:date>
    <meta:editing-duration>P127DT5H33M24S</meta:editing-duration>
    <meta:editing-cycles>7689</meta:editing-cycles>
    <meta:generator>OpenOffice/4.1.1$Win32 OpenOffice.org_project/411m6$Build-9775</meta:generator>
    <dc:creator>макс </dc:creator>
    <meta:document-statistic meta:table-count="0" meta:image-count="0" meta:object-count="0" meta:page-count="197" meta:paragraph-count="4239" meta:word-count="90227" meta:character-count="573295"/>
  </office:meta>
</office:document-meta>
</file>